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e5a" officeooo:paragraph-rsid="0009ce5a"/>
    </style:style>
    <style:style style:name="P2" style:family="paragraph" style:parent-style-name="Standard">
      <style:text-properties officeooo:rsid="0009ce5a" officeooo:paragraph-rsid="000eddf5"/>
    </style:style>
    <style:style style:name="P3" style:family="paragraph" style:parent-style-name="Standard">
      <style:text-properties officeooo:rsid="0009ce5a" officeooo:paragraph-rsid="000facb2"/>
    </style:style>
    <style:style style:name="P4" style:family="paragraph" style:parent-style-name="Standard">
      <style:text-properties officeooo:rsid="000ada6c" officeooo:paragraph-rsid="000ada6c"/>
    </style:style>
    <style:style style:name="P5" style:family="paragraph" style:parent-style-name="Standard">
      <style:text-properties officeooo:rsid="000ada6c" officeooo:paragraph-rsid="000bc1cd"/>
    </style:style>
    <style:style style:name="P6" style:family="paragraph" style:parent-style-name="Standard">
      <style:text-properties officeooo:rsid="000bc1cd" officeooo:paragraph-rsid="000bc1cd"/>
    </style:style>
    <style:style style:name="P7" style:family="paragraph" style:parent-style-name="Standard">
      <style:text-properties officeooo:rsid="000facb2" officeooo:paragraph-rsid="000facb2"/>
    </style:style>
    <style:style style:name="T1" style:family="text">
      <style:text-properties officeooo:rsid="000bc1cd"/>
    </style:style>
    <style:style style:name="T2" style:family="text">
      <style:text-properties officeooo:rsid="000d6020"/>
    </style:style>
    <style:style style:name="T3" style:family="text">
      <style:text-properties officeooo:rsid="000eddf5"/>
    </style:style>
    <style:style style:name="T4" style:family="text">
      <style:text-properties officeooo:rsid="000facb2"/>
    </style:style>
    <style:style style:name="T5" style:family="text">
      <style:text-properties officeooo:rsid="00114a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e Jean Jaures 433A</text:p>
      <text:p text:style-name="P1">23333 Lanceville</text:p>
      <text:p text:style-name="P1">France</text:p>
      <text:p text:style-name="P1"><text:tab/><text:tab/><text:tab/><text:tab/><text:tab/><text:tab/><text:tab/><text:tab/><text:tab/><text:tab/>Facture n° 3404093</text:p>
      <text:p text:style-name="P1"/>
      <text:p text:style-name="P1"/>
      <text:p text:style-name="P1">Table 1</text:p>
      <text:p text:style-name="P6">date/acte| Facture<text:tab/>NOM et prenom<text:tab/>Libellé <text:tab/>Qte <text:s text:c="4"/><text:tab/>Montant <text:tab/><text:span text:style-name="T2">Redev.<text:tab/></text:span></text:p>
      <text:p text:style-name="P4">16/04/23<text:span text:style-name="T1">|234775401 <text:tab/>ABC xxx<text:tab/><text:tab/>TU1<text:tab/><text:tab/>1<text:tab/>45.3<text:tab/><text:tab/></text:span><text:span text:style-name="T2">3 %</text:span></text:p>
      <text:p text:style-name="P5">16/04/23<text:span text:style-name="T1">|234775401<text:tab/>ABC xxx<text:tab/><text:tab/>TU2<text:tab/><text:tab/>1<text:tab/>22.2<text:tab/><text:tab/></text:span><text:span text:style-name="T2">3 %</text:span></text:p>
      <text:p text:style-name="P5">16/04/23<text:span text:style-name="T1">|234778393 <text:tab/>EFG <text:s/>iii<text:tab/><text:tab/>LIO<text:tab/><text:tab/>1<text:tab/>34.00<text:tab/><text:tab/></text:span><text:span text:style-name="T2">3 %</text:span></text:p>
      <text:p text:style-name="P5">18/04/24<text:span text:style-name="T1">|258112323 <text:tab/>RTY ooo<text:tab/><text:tab/>TU1<text:tab/><text:tab/>1<text:tab/>45.3<text:tab/><text:tab/></text:span><text:span text:style-name="T2">3 %</text:span></text:p>
      <text:p text:style-name="P1"><text:tab/><text:tab/>nombre de dossiers: 4<text:line-break/>Table 2</text:p>
      <text:p text:style-name="P4">20/03/24<text:span text:style-name="T1">|230908383<text:tab/>IOU lll<text:tab/><text:tab/><text:tab/>SUF<text:tab/><text:tab/>1<text:tab/>34.00<text:tab/><text:tab/></text:span><text:span text:style-name="T2">3 %</text:span></text:p>
      <text:p text:style-name="P4">20/03/24<text:span text:style-name="T1">|378938009<text:tab/>IUD IUD mmm<text:tab/>ATT<text:tab/><text:tab/>1<text:tab/>54.05<text:tab/><text:tab/></text:span><text:span text:style-name="T2">3 %</text:span></text:p>
      <text:p text:style-name="P1"><text:tab/><text:tab/>nombre de dossiers: 2</text:p>
      <text:p text:style-name="P7">DETAIL =&gt; <text:tab/><text:tab/>BRUT A PAYER :<text:tab/><text:tab/><text:tab/><text:tab/>234,85</text:p>
      <text:p text:style-name="P1"/>
      <text:p text:style-name="P2">TOTAL  <text:span text:style-name="T3">REDEVANCE</text:span>:</text:p>
      <text:p text:style-name="P2">&gt; <text:span text:style-name="T3">2 TU1 pour 90.6<text:tab/><text:tab/>redevance de 3 % soit <text:tab/>2,72 euros</text:span></text:p>
      <text:p text:style-name="P2">&gt; <text:span text:style-name="T3">1 LIO pour 34.00<text:tab/><text:tab/>redevance de 3 % soit <text:tab/>1,02 euros</text:span></text:p>
      <text:p text:style-name="P2">&gt; <text:span text:style-name="T3">1 TU2 pour 22.2<text:tab/><text:tab/>redevance de 3 % soit <text:tab/>0,67 euros</text:span></text:p>
      <text:p text:style-name="P2">&gt; <text:span text:style-name="T3">1 SUF pour 34.00<text:tab/><text:tab/>redevance de 3 % soit <text:tab/>1,03 euros</text:span></text:p>
      <text:p text:style-name="P2">&gt; <text:span text:style-name="T3">1 ATT pour 54.05<text:tab/><text:tab/>redevance de 3 % soit <text:tab/>1,62 euros</text:span></text:p>
      <text:p text:style-name="P3">TOTAL  <text:span text:style-name="T3">REDEVANCE</text:span>: <text:span text:style-name="T4">7.06 euros pour </text:span><text:span text:style-name="T5">u</text:span><text:span text:style-name="T4">n montant de 234,85 euros </text:span></text:p>
      <text:p text:style-name="P2"><text:span text:style-name="T3">NET A PAYER :</text:span> <text:span text:style-name="T4">227,79 eur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0:38:18.166506624</meta:creation-date>
    <dc:date>2024-07-25T11:00:50.885377885</dc:date>
    <meta:editing-duration>PT22M3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65" meta:character-count="876" meta:non-whitespace-character-count="672"/>
  </office:meta>
</office:document-meta>
</file>